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4063in" style:rel-column-width="585*"/>
    </style:style>
    <style:style style:name="Table1.B" style:family="table-column">
      <style:table-column-properties style:column-width="6.5208in" style:rel-column-width="939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4063in" style:rel-column-width="585*"/>
    </style:style>
    <style:style style:name="Table2.B" style:family="table-column">
      <style:table-column-properties style:column-width="6.5208in" style:rel-column-width="939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P3" style:family="paragraph" style:parent-style-name="Standard" style:list-style-name="">
      <style:paragraph-properties style:text-autospace="none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T1" style:family="text">
      <style:text-properties fo:color="#0000ff"/>
    </style:style>
    <style:style style:name="T2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a31515"/>
    </style:style>
    <style:style style:name="T5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a000a0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880000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color="#000080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color="#008000" style:font-name="Consolas" fo:font-size="9.5pt" style:font-name-asian="Consolas" style:font-size-asian="9.5pt" style:font-name-complex="Consolas" style:font-size-complex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ructure of Test Case Project</text:p>
      <text:p text:style-name="Standard"/>
      <text:p text:style-name="Standard">Header fil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T2">1</text:span></text:p>
            <text:p text:style-name="P1"><text:span text:style-name="T2">2</text:span></text:p>
            <text:p text:style-name="P1"><text:span text:style-name="T2">3</text:span></text:p>
            <text:p text:style-name="P1"><text:span text:style-name="T2">4</text:span></text:p>
            <text:p text:style-name="P1"><text:span text:style-name="T2">5</text:span></text:p>
            <text:p text:style-name="P1"><text:span text:style-name="T2">6</text:span></text:p>
            <text:p text:style-name="P1"><text:span text:style-name="T2">7</text:span></text:p>
            <text:p text:style-name="P1"><text:span text:style-name="T2">8</text:span></text:p>
            <text:p text:style-name="P1"><text:span text:style-name="T2">9</text:span></text:p>
            <text:p text:style-name="P1"><text:span text:style-name="T2">10</text:span></text:p>
            <text:p text:style-name="P1"><text:span text:style-name="T2">11</text:span></text:p>
            <text:p text:style-name="P1"><text:span text:style-name="T2">12</text:span></text:p>
            <text:p text:style-name="P1"><text:span text:style-name="T2">13</text:span></text:p>
            <text:p text:style-name="P1"><text:span text:style-name="T2">14</text:span></text:p>
            <text:p text:style-name="P1"><text:span text:style-name="T2">15</text:span></text:p>
            <text:p text:style-name="P1"><text:span text:style-name="T2">16</text:span></text:p>
            <text:p text:style-name="P1"><text:span text:style-name="T2">17</text:span></text:p>
            <text:p text:style-name="P1"><text:span text:style-name="T2">18</text:span></text:p>
            <text:p text:style-name="P1"><text:span text:style-name="T2">19</text:span></text:p>
            <text:p text:style-name="P1"><text:span text:style-name="T2">20</text:span></text:p>
            <text:p text:style-name="P1"><text:span text:style-name="T2">21</text:span></text:p>
          </table:table-cell>
          <table:table-cell table:style-name="Table1.B1" office:value-type="string">
            <text:p text:style-name="P1"><text:span text:style-name="T2">#pragma</text:span><text:span text:style-name="T3"> </text:span><text:span text:style-name="T2">once</text:span></text:p>
            <text:p text:style-name="P2"/>
            <text:p text:style-name="P1"><text:span text:style-name="T2">#include</text:span><text:span text:style-name="T3"> </text:span><text:span text:style-name="T5">"resource.h"</text:span></text:p>
            <text:p text:style-name="P1"><text:span text:style-name="T2">#include</text:span><text:span text:style-name="T3"> </text:span><text:span text:style-name="T5">"stdafx.h"</text:span></text:p>
            <text:p text:style-name="P1"><text:span text:style-name="T2">#include</text:span><text:span text:style-name="T3"> </text:span><text:span text:style-name="T5">&lt;cppunit/TestFixture.h&gt;</text:span></text:p>
            <text:p text:style-name="P1"><text:span text:style-name="T2">#include</text:span><text:span text:style-name="T3"> </text:span><text:span text:style-name="T5">&lt;cppunit/extensions/HelperMacros.h&gt;</text:span></text:p>
            <text:p text:style-name="P2"><text:span text:style-name="T1">#include</text:span> <text:span text:style-name="T4">"${CLASS_NAME}.h"</text:span></text:p>
            <text:p text:style-name="P2"><text:span text:style-name="T4"/></text:p>
            <text:p text:style-name="P1"><text:span text:style-name="T2">class</text:span><text:span text:style-name="T3"> </text:span><text:span text:style-name="T2">Test</text:span><text:span text:style-name="T5">{CLASS_NAME}</text:span><text:span text:style-name="T3"> : </text:span><text:span text:style-name="T2">public</text:span><text:span text:style-name="T3"> </text:span><text:span text:style-name="T2">CppUnit</text:span><text:span text:style-name="T3">::</text:span><text:span text:style-name="T2">TestFixture</text:span><text:span text:style-name="T3"> {</text:span></text:p>
            <text:p text:style-name="P1"><text:span text:style-name="T3"><text:s text:c="4"/></text:span><text:span text:style-name="T6">CPPUNIT_TEST_SUITE</text:span><text:span text:style-name="T3">(</text:span><text:span text:style-name="T2">Test</text:span><text:span text:style-name="T5">{CLASS_NAME}</text:span><text:span text:style-name="T3">);</text:span></text:p>
            <text:p text:style-name="P1"><text:span text:style-name="T3"><text:s text:c="4"/></text:span><text:span text:style-name="T6">CPPUNIT_TEST</text:span><text:span text:style-name="T3">(</text:span><text:span text:style-name="T7">test${METHOD_NAME}</text:span><text:span text:style-name="T3">);</text:span></text:p>
            <text:p text:style-name="P1"><text:span text:style-name="T3"><text:s text:c="4"/></text:span><text:span text:style-name="T6">CPPUNIT_TEST_SUITE_END</text:span><text:span text:style-name="T3">();</text:span></text:p>
            <text:p text:style-name="P1"><text:span text:style-name="T2">public</text:span><text:span text:style-name="T3">:</text:span></text:p>
            <text:p text:style-name="P2"/>
            <text:p text:style-name="P1"><text:span text:style-name="T3"><text:s text:c="4"/></text:span><text:span text:style-name="T2">virtual</text:span><text:span text:style-name="T3"> </text:span><text:span text:style-name="T2">void</text:span><text:span text:style-name="T3"> </text:span><text:span text:style-name="T7">setUp</text:span><text:span text:style-name="T3">();</text:span></text:p>
            <text:p text:style-name="P1"><text:span text:style-name="T3"><text:s text:c="4"/></text:span><text:span text:style-name="T2">virtual</text:span><text:span text:style-name="T3"> </text:span><text:span text:style-name="T2">void</text:span><text:span text:style-name="T3"> </text:span><text:span text:style-name="T7">tearDown</text:span><text:span text:style-name="T3">();</text:span></text:p>
            <text:p text:style-name="P2"/>
            <text:p text:style-name="P1"><text:span text:style-name="T3"><text:s text:c="4"/></text:span><text:span text:style-name="T2">void</text:span><text:span text:style-name="T3"> </text:span><text:span text:style-name="T7">test</text:span><text:span text:style-name="T5">{CLASS_NAME}</text:span><text:span text:style-name="T3">();</text:span></text:p>
            <text:p text:style-name="P1"><text:span text:style-name="T2">private</text:span><text:span text:style-name="T3">:</text:span></text:p>
            <text:p text:style-name="P1"><text:span text:style-name="T3"><text:s text:c="4"/>// List of member instances</text:span></text:p>
            <text:p text:style-name="P2">};</text:p>
            <text:p text:style-name="Table_20_Contents"/>
          </table:table-cell>
        </table:table-row>
      </table:table>
      <text:p text:style-name="Standard"/>
      <text:p text:style-name="Standard"/>
      <text:p text:style-name="Standard">CPP Fil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<text:span text:style-name="T2">1</text:span></text:p>
            <text:p text:style-name="P1"><text:span text:style-name="T2">2</text:span></text:p>
            <text:p text:style-name="P1"><text:span text:style-name="T2">3</text:span></text:p>
            <text:p text:style-name="P1"><text:span text:style-name="T2">4</text:span></text:p>
            <text:p text:style-name="P1"><text:span text:style-name="T2">5</text:span></text:p>
            <text:p text:style-name="P1"><text:span text:style-name="T2">6</text:span></text:p>
            <text:p text:style-name="P1"><text:span text:style-name="T2">7</text:span></text:p>
            <text:p text:style-name="P1"><text:span text:style-name="T2">8</text:span></text:p>
            <text:p text:style-name="P1"><text:span text:style-name="T2">9</text:span></text:p>
            <text:p text:style-name="P1"><text:span text:style-name="T2">10</text:span></text:p>
            <text:p text:style-name="P1"><text:span text:style-name="T2">11</text:span></text:p>
            <text:p text:style-name="P1"><text:span text:style-name="T2">12</text:span></text:p>
            <text:p text:style-name="P1"><text:span text:style-name="T2">13</text:span></text:p>
            <text:p text:style-name="P1"><text:span text:style-name="T2">14</text:span></text:p>
            <text:p text:style-name="P1"><text:span text:style-name="T2">15</text:span></text:p>
            <text:p text:style-name="P1"><text:span text:style-name="T2">16</text:span></text:p>
            <text:p text:style-name="P1"><text:span text:style-name="T2">17</text:span></text:p>
            <text:p text:style-name="P1"><text:span text:style-name="T2">18</text:span></text:p>
            <text:p text:style-name="P1"><text:span text:style-name="T2">19</text:span></text:p>
            <text:p text:style-name="P1"><text:span text:style-name="T2">20</text:span></text:p>
            <text:p text:style-name="P1"><text:span text:style-name="T2">21</text:span></text:p>
          </table:table-cell>
          <table:table-cell table:style-name="Table2.B1" office:value-type="string">
            <text:p text:style-name="P1"><text:span text:style-name="T2">#include</text:span><text:span text:style-name="T3"> </text:span><text:span text:style-name="T5">"stdafx.h"</text:span></text:p>
            <text:p text:style-name="P1"><text:span text:style-name="T2">#include</text:span><text:span text:style-name="T3"> </text:span><text:span text:style-name="T5">&lt;cppunit/config/SourcePrefix.h&gt;</text:span></text:p>
            <text:p text:style-name="P1"><text:span text:style-name="T2">#include</text:span><text:span text:style-name="T3"> </text:span><text:span text:style-name="T5">"Test${CLASS_NAME}.h"</text:span></text:p>
            <text:p text:style-name="P2"/>
            <text:p text:style-name="P1"><text:span text:style-name="T6">CPPUNIT_TEST_SUITE_REGISTRATION</text:span><text:span text:style-name="T3">(</text:span><text:span text:style-name="T2">TestGPS</text:span><text:span text:style-name="T3">);</text:span></text:p>
            <text:p text:style-name="P2"/>
            <text:p text:style-name="P3">/**</text:p>
            <text:p text:style-name="P3">* Define Test Cases for GPS</text:p>
            <text:p text:style-name="P3">*/</text:p>
            <text:p text:style-name="P1"><text:span text:style-name="T2">void</text:span><text:span text:style-name="T3"> </text:span><text:span text:style-name="T2">Test</text:span><text:span text:style-name="T5">${CLASS_NAME}</text:span><text:span text:style-name="T3">::</text:span><text:span text:style-name="T7">setUp</text:span><text:span text:style-name="T3">() {</text:span></text:p>
            <text:p text:style-name="P2">}</text:p>
            <text:p text:style-name="P2"/>
            <text:p text:style-name="P1"><text:span text:style-name="T2">void</text:span><text:span text:style-name="T3"> </text:span><text:span text:style-name="T2">Test</text:span><text:span text:style-name="T5">${CLASS_NAME}</text:span><text:span text:style-name="T3">::</text:span><text:span text:style-name="T7">tearDown</text:span><text:span text:style-name="T3">() {</text:span></text:p>
            <text:p text:style-name="P2">}</text:p>
            <text:p text:style-name="P2"/>
            <text:p text:style-name="P2"/>
            <text:p text:style-name="P1"><text:span text:style-name="T2">void</text:span><text:span text:style-name="T3"> </text:span><text:span text:style-name="T2">TestGPS</text:span><text:span text:style-name="T3">::</text:span><text:span text:style-name="T7">test${METHOD_NAME}</text:span><text:span text:style-name="T3">() {</text:span></text:p>
            <text:p text:style-name="P2"><text:span text:style-name="T3"/></text:p>
            <text:p text:style-name="P1"><text:span text:style-name="T3"><text:tab/></text:span><text:span text:style-name="T6">CPPUNIT_ASSERT</text:span><text:span text:style-name="T3">(</text:span><text:span text:style-name="T8">altitude</text:span><text:span text:style-name="T3"> == 0.0);</text:span></text:p>
            <text:p text:style-name="P2">}</text:p>
            <text:p text:style-name="P1"><text:span text:style-name="T2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ach Le</meta:initial-creator>
    <meta:creation-date>2013-09-12T20:57:55.22</meta:creation-date>
    <dc:date>2013-09-12T21:08:52.78</dc:date>
    <dc:creator>Thach Le</dc:creator>
    <meta:editing-duration>PT12M2S</meta:editing-duration>
    <meta:editing-cycles>2</meta:editing-cycles>
    <meta:generator>OpenOffice.org/3.3$Win32 OpenOffice.org_project/330m20$Build-9567</meta:generator>
    <meta:document-statistic meta:table-count="2" meta:image-count="0" meta:object-count="0" meta:page-count="1" meta:paragraph-count="76" meta:word-count="118" meta:character-count="862"/>
  </office:meta>
</office:document-meta>
</file>